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69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365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349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360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625in" text:min-label-width="0.3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>
        <draw:frame draw:id="id63" presentation:style-name="a339" draw:name="Title 1" svg:x="0.75in" svg:y="1.66667in" svg:width="8.5in" svg:height="1.60764in" presentation:class="title" presentation:placeholder="false">
          <draw:text-box>
            <text:p text:style-name="a338" text:class-names="" text:cond-style-name=""><text:span text:style-name="a336" text:class-names="">Core Spring Certification 4.x Exam</text:span><text:span text:style-name="a337" text:class-names=""/></text:p>
          </draw:text-box>
          <svg:desc/>
        </draw:frame>
        <draw:frame draw:id="id64" presentation:style-name="a343" draw:name="Subtitle 2" svg:x="1.5in" svg:y="6.16667in" svg:width="7in" svg:height="0.83333in" presentation:class="subtitle" presentation:placeholder="false">
          <draw:text-box>
            <text:p text:style-name="a342" text:class-names="" text:cond-style-name=""><text:span text:style-name="a340" text:class-names="">Tuna Tore 2015</text:span><text:span text:style-name="a341" text:class-names=""/></text:p>
          </draw:text-box>
          <svg:desc/>
        </draw:frame>
      </draw:page>
      <draw:page draw:name="Slide2" draw:style-name="a344" draw:master-page-name="Master1-Layout2-obj-Title-and-Content" presentation:presentation-page-layout-name="Master1-PPL2">
        <draw:frame draw:id="id65" presentation:style-name="a370" draw:name="Subtitle 2" svg:x="0.5in" svg:y="0.66667in" svg:width="9in" svg:height="5.33333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5" text:class-names="">50 multiple<text:s text:c="1"/></text:span><text:span text:style-name="a346" text:class-names="">choice<text:s text:c="1"/></text:span><text:span text:style-name="a347" text:class-names="">questions</text:span></text:p>
              </text:list-item>
            </text:list>
            <text:list text:style-name="a354">
              <text:list-item>
                <text:p text:style-name="a353" text:class-names="" text:cond-style-name=""><text:span text:style-name="a350" text:class-names="">90 minutes</text:span><text:span text:style-name="a351" text:class-names=""> to answer all of the questions.</text:span><text:span text:style-name="a352" text:class-names=""/></text:p>
              </text:list-item>
            </text:list>
            <text:list text:style-name="a360">
              <text:list-item>
                <text:p text:style-name="a359" text:class-names="" text:cond-style-name=""><text:span text:style-name="a355" text:class-names="">Passing score<text:s text:c="1"/></text:span><text:span text:style-name="a356" text:class-names="">%76<text:s text:c="1"/></text:span><text:span text:style-name="a357" text:class-names="">(38 correct answers)</text:span><text:span text:style-name="a358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1" text:class-names="">No coding</text:span><text:span text:style-name="a362" text:class-names=""> during the exam</text:span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You don‘t need to memorize all class names or syntax, conceptual knowledge is much more important</text:span><text:span text:style-name="a367" text:class-names=""/></text:p>
              </text:list-item>
            </text:list>
          </draw:text-box>
          <svg:desc/>
        </draw:frame>
        <draw:frame draw:id="id66" draw:style-name="a374" draw:name="Subtitle 2" svg:x="1.5in" svg:y="6.16667in" svg:width="7in" svg:height="0.83333in">
          <draw:text-box>
            <text:p text:style-name="a373" text:class-names="" text:cond-style-name=""><text:span text:style-name="a371" text:class-names="">Tuna Tore 2015</text:span><text:span text:style-name="a372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12/2015</text:date></text:span></text:p>
        </draw:text-box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12/2015</text:date></text:span></text:p>
        </draw:text-box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/12/2015</text:date></text:span></text:p>
        </draw:text-box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6/12/2015</text:date></text:span></text:p>
        </draw:text-box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34" draw:name="Date Placeholder 3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6/12/2015</text:date></text:span></text:p>
        </draw:text-box>
        <svg:desc/>
      </draw:frame>
      <draw:frame draw:id="id24" presentation:style-name="a137" draw:name="Footer Placeholder 4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25" presentation:style-name="a140" draw:name="Slide Number Placeholder 5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8" draw:name="Date Placeholder 3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6/12/2015</text:date></text:span></text:p>
        </draw:text-box>
        <svg:desc/>
      </draw:frame>
      <draw:frame draw:id="id32" presentation:style-name="a191" draw:name="Footer Placeholder 4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desc/>
      </draw:frame>
      <draw:frame draw:id="id33" presentation:style-name="a194" draw:name="Slide Number Placeholder 5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desc/>
      </draw:frame>
      <draw:frame draw:id="id35" presentation:style-name="a202" draw:name="Date Placeholder 3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6/12/2015</text:date></text:span></text:p>
        </draw:text-box>
        <svg:desc/>
      </draw:frame>
      <draw:frame draw:id="id36" presentation:style-name="a205" draw:name="Footer Placeholder 4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desc/>
      </draw:frame>
      <draw:frame draw:id="id37" presentation:style-name="a208" draw:name="Slide Number Placehold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3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/12/2015</text:date></text:span></text:p>
        </draw:text-box>
        <svg:desc/>
      </draw:frame>
      <draw:frame draw:id="id39" presentation:style-name="a216" draw:name="Footer Placeholder 4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desc/>
      </draw:frame>
      <draw:frame draw:id="id40" presentation:style-name="a219" draw:name="Slide Number Placeholder 5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desc/>
      </draw:frame>
      <draw:frame draw:id="id44" presentation:style-name="a247" draw:name="Date Placeholder 3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/12/2015</text:date></text:span></text:p>
        </draw:text-box>
        <svg:desc/>
      </draw:frame>
      <draw:frame draw:id="id45" presentation:style-name="a250" draw:name="Footer Placeholder 4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desc/>
      </draw:frame>
      <draw:frame draw:id="id46" presentation:style-name="a253" draw:name="Slide Number Placeholder 5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desc/>
      </draw:frame>
      <draw:frame draw:id="id50" presentation:style-name="a268" draw:name="Date Placeholder 3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6/12/2015</text:date></text:span></text:p>
        </draw:text-box>
        <svg:desc/>
      </draw:frame>
      <draw:frame draw:id="id51" presentation:style-name="a271" draw:name="Footer Placeholder 4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desc/>
      </draw:frame>
      <draw:frame draw:id="id52" presentation:style-name="a274" draw:name="Slide Number Placeholder 5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6/12/2015</text:date></text:span></text:p>
        </draw:text-box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6/12/2015</text:date></text:span></text:p>
        </draw:text-box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Introduction to Core Spring Course and Certification 4.x</dc:title>
    <meta:initial-creator>Tuna Tore</meta:initial-creator>
    <dc:creator>tunato</dc:creator>
    <meta:creation-date>2006-08-16T00:00:00Z</meta:creation-date>
    <dc:date>2015-06-12T08:59:09Z</dc:date>
    <meta:editing-cycles>13</meta:editing-cycles>
    <meta:editing-duration>PT1044S</meta:editing-duration>
    <meta:document-statistic meta:paragraph-count="8" meta:word-count="55"/>
  </office:meta>
</office:document-meta>
</file>